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style:text-properties fo:language="en" fo:country="US"/>
    </style:style>
    <style:style style:name="P2" style:family="paragraph" style:parent-style-name="Text_20_body" style:list-style-name="L1">
      <style:text-properties fo:language="en" fo:country="US" officeooo:paragraph-rsid="001f5e2f"/>
    </style:style>
    <style:style style:name="P3" style:family="paragraph" style:parent-style-name="Text_20_body" style:list-style-name="L1">
      <style:text-properties fo:language="en" fo:country="US" officeooo:rsid="001f5e2f" officeooo:paragraph-rsid="001f5e2f"/>
    </style:style>
    <style:style style:name="P4" style:family="paragraph" style:parent-style-name="Text_20_body">
      <style:text-properties fo:language="en" fo:country="US" officeooo:rsid="0022afeb" officeooo:paragraph-rsid="0022afeb"/>
    </style:style>
    <style:style style:name="P5" style:family="paragraph" style:parent-style-name="Title">
      <style:text-properties fo:language="en" fo:country="US"/>
    </style:style>
    <style:style style:name="T1" style:family="text">
      <style:text-properties officeooo:rsid="001f5e2f"/>
    </style:style>
    <style:style style:name="T2" style:family="text">
      <style:text-properties fo:font-style="italic" officeooo:rsid="001f5e2f" style:font-style-asian="italic" style:font-style-complex="italic"/>
    </style:style>
    <style:style style:name="T3" style:family="text">
      <style:text-properties fo:font-style="normal" officeooo:rsid="001f5e2f" style:font-style-asian="normal" style:font-style-complex="normal"/>
    </style:style>
    <style:style style:name="T4" style:family="text">
      <style:text-properties officeooo:rsid="0022afeb"/>
    </style:style>
    <style:style style:name="T5" style:family="text">
      <style:text-properties officeooo:rsid="002496f3"/>
    </style:style>
    <style:style style:name="T6" style:family="text">
      <style:text-properties officeooo:rsid="00259126"/>
    </style:style>
    <style:style style:name="T7" style:family="text">
      <style:text-properties officeooo:rsid="0026948c"/>
    </style:style>
    <style:style style:name="T8" style:family="text">
      <style:text-properties officeooo:rsid="0027f073"/>
    </style:style>
    <style:style style:name="T9" style:family="text">
      <style:text-properties officeooo:rsid="002aee53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ave user from external control of their apps (in SaaS industry)</text:p>
      <text:list text:style-name="L1">
        <text:list-item>
          <text:p text:style-name="P1">5.52 billion Internet users and all future AI agents lost control over apps because of <text:span text:style-name="T5">SaaS and </text:span>cloud services.</text:p>
        </text:list-item>
        <text:list-item>
          <text:p text:style-name="P1">An app may:</text:p>
          <text:list>
            <text:list-item>
              <text:p text:style-name="P1">be updated without user consent;</text:p>
            </text:list-item>
            <text:list-item>
              <text:p text:style-name="P1">hacked, even if the user maintains security;</text:p>
            </text:list-item>
            <text:list-item>
              <text:p text:style-name="P1">even go bankrupt.</text:p>
            </text:list-item>
          </text:list>
        </text:list-item>
        <text:list-item>
          <text:p text:style-name="P1">Our SaaS <text:span text:style-name="T10">IC Pack</text:span> provides full user control over online apps (nobody, even me, can delete or update an app without user’s consent – even in the case if we go out of business).</text:p>
        </text:list-item>
        <text:list-item>
          <text:p text:style-name="P1">It installs apps in the ICP blockchain, for full control by the user: convenient, low TCO, secure. An app works, while one pays for hardware.</text:p>
        </text:list-item>
        <text:list-item>
          <text:p text:style-name="P3">TAM</text:p>
          <text:list>
            <text:list-item>
              <text:p text:style-name="P2">Paid apps TAM: $673.80bn by 2027 <text:span text:style-name="T1">(we charge 10% of an app)</text:span></text:p>
            </text:list-item>
            <text:list-item>
              <text:p text:style-name="P2">The Computing Power Market was valued at <text:span text:style-name="T7">$</text:span>45.7bn in 2023 and is projected to reach <text:span text:style-name="T6">$</text:span>81.3<text:span text:style-name="T6">bn </text:span>by 2032 <text:span text:style-name="T2">(if not more because of AI)</text:span><text:span text:style-name="T3"> (we charge 5%).</text:span></text:p>
            </text:list-item>
          </text:list>
        </text:list-item>
        <text:list-item>
          <text:p text:style-name="P2"><text:span text:style-name="T3">Bootstrap, install, uninstall, upgrade – done.</text:span></text:p>
        </text:list-item>
        <text:list-item>
          <text:p text:style-name="P2"><text:span text:style-name="T3">It won 2nd place in Open Internet Summer 2024.</text:span></text:p>
        </text:list-item>
        <text:list-item>
          <text:p text:style-name="P2">Raising $75K</text:p>
          <text:list>
            <text:list-item>
              <text:p text:style-name="P2"><text:s/>$9K developer bonus to release the software.</text:p>
            </text:list-item>
            <text:list-item>
              <text:p text:style-name="P2"><text:s/>~$60K SEO and SM.</text:p>
            </text:list-item>
          </text:list>
        </text:list-item>
      </text:list>
      <text:p text:style-name="P4">By Victor Porton, the mathematician who discovered ordered semigroup a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>
      <style:text-properties style:font-name="Liberation Sans" fo:font-family="'Liberation Sans'" style:font-family-generic="roman" style:font-pitch="variable" fo:font-size="18pt" style:font-size-asian="18pt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Candy_7e_LT_7e_Gliederung_20_1" style:display-name="Candy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andy_7e_LT_7e_Gliederung_20_2" style:display-name="Candy~LT~Gliederung 2" style:family="paragraph" style:parent-style-name="Candy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andy_7e_LT_7e_Gliederung_20_3" style:display-name="Candy~LT~Gliederung 3" style:family="paragraph" style:parent-style-name="Candy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andy_7e_LT_7e_Gliederung_20_4" style:display-name="Candy~LT~Gliederung 4" style:family="paragraph" style:parent-style-name="Candy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5" style:display-name="Candy~LT~Gliederung 5" style:family="paragraph" style:parent-style-name="Candy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6" style:display-name="Candy~LT~Gliederung 6" style:family="paragraph" style:parent-style-name="Candy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7" style:display-name="Candy~LT~Gliederung 7" style:family="paragraph" style:parent-style-name="Candy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8" style:display-name="Candy~LT~Gliederung 8" style:family="paragraph" style:parent-style-name="Candy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Gliederung_20_9" style:display-name="Candy~LT~Gliederung 9" style:family="paragraph" style:parent-style-name="Candy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ndy_7e_LT_7e_Titel" style:display-name="Candy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andy_7e_LT_7e_Untertitel" style:display-name="Cand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andy_7e_LT_7e_Notizen" style:display-name="Candy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andy_7e_LT_7e_Hintergrundobjekte" style:display-name="Candy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ndy_7e_LT_7e_Hintergrund" style:display-name="Candy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1" style:display-name="Title of Content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f_20_Content_7e_LT_7e_Gliederung_20_2" style:display-name="Title of Content~LT~Gliederung 2" style:family="paragraph" style:parent-style-name="Title_20_of_20_Content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f_20_Content_7e_LT_7e_Gliederung_20_3" style:display-name="Title of Content~LT~Gliederung 3" style:family="paragraph" style:parent-style-name="Title_20_of_20_Content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f_20_Content_7e_LT_7e_Gliederung_20_4" style:display-name="Title of Content~LT~Gliederung 4" style:family="paragraph" style:parent-style-name="Title_20_of_20_Content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5" style:display-name="Title of Content~LT~Gliederung 5" style:family="paragraph" style:parent-style-name="Title_20_of_20_Content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6" style:display-name="Title of Content~LT~Gliederung 6" style:family="paragraph" style:parent-style-name="Title_20_of_20_Content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7" style:display-name="Title of Content~LT~Gliederung 7" style:family="paragraph" style:parent-style-name="Title_20_of_20_Content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8" style:display-name="Title of Content~LT~Gliederung 8" style:family="paragraph" style:parent-style-name="Title_20_of_20_Content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Gliederung_20_9" style:display-name="Title of Content~LT~Gliederung 9" style:family="paragraph" style:parent-style-name="Title_20_of_20_Content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f_20_Content_7e_LT_7e_Titel" style:display-name="Title of Content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f_20_Content_7e_LT_7e_Untertitel" style:display-name="Title of Content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f_20_Content_7e_LT_7e_Notizen" style:display-name="Title of Content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of_20_Content_7e_LT_7e_Hintergrundobjekte" style:display-name="Title of Content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of_20_Content_7e_LT_7e_Hintergrund" style:display-name="Title of Content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1_7e_LT_7e_Gliederung_20_1" style:display-name="Topic Title 1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1_7e_LT_7e_Gliederung_20_2" style:display-name="Topic Title 1~LT~Gliederung 2" style:family="paragraph" style:parent-style-name="Topic_20_Title_20_1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opic_20_Title_20_1_7e_LT_7e_Gliederung_20_3" style:display-name="Topic Title 1~LT~Gliederung 3" style:family="paragraph" style:parent-style-name="Topic_20_Title_20_1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opic_20_Title_20_1_7e_LT_7e_Gliederung_20_4" style:display-name="Topic Title 1~LT~Gliederung 4" style:family="paragraph" style:parent-style-name="Topic_20_Title_20_1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5" style:display-name="Topic Title 1~LT~Gliederung 5" style:family="paragraph" style:parent-style-name="Topic_20_Title_20_1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6" style:display-name="Topic Title 1~LT~Gliederung 6" style:family="paragraph" style:parent-style-name="Topic_20_Title_20_1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7" style:display-name="Topic Title 1~LT~Gliederung 7" style:family="paragraph" style:parent-style-name="Topic_20_Title_20_1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8" style:display-name="Topic Title 1~LT~Gliederung 8" style:family="paragraph" style:parent-style-name="Topic_20_Title_20_1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Gliederung_20_9" style:display-name="Topic Title 1~LT~Gliederung 9" style:family="paragraph" style:parent-style-name="Topic_20_Title_20_1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1_7e_LT_7e_Titel" style:display-name="Topic Title 1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1_7e_LT_7e_Untertitel" style:display-name="Topic Title 1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1_7e_LT_7e_Notizen" style:display-name="Topic Title 1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1_7e_LT_7e_Hintergrundobjekte" style:display-name="Topic Title 1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1_7e_LT_7e_Hintergrund" style:display-name="Topic Title 1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_7e_LT_7e_Gliederung_20_1" style:display-name="Content 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_7e_LT_7e_Gliederung_20_2" style:display-name="Content ~LT~Gliederung 2" style:family="paragraph" style:parent-style-name="Content_20_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_7e_LT_7e_Gliederung_20_3" style:display-name="Content ~LT~Gliederung 3" style:family="paragraph" style:parent-style-name="Content_20_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_7e_LT_7e_Gliederung_20_4" style:display-name="Content ~LT~Gliederung 4" style:family="paragraph" style:parent-style-name="Content_20_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5" style:display-name="Content ~LT~Gliederung 5" style:family="paragraph" style:parent-style-name="Content_20_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6" style:display-name="Content ~LT~Gliederung 6" style:family="paragraph" style:parent-style-name="Content_20_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7" style:display-name="Content ~LT~Gliederung 7" style:family="paragraph" style:parent-style-name="Content_20_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8" style:display-name="Content ~LT~Gliederung 8" style:family="paragraph" style:parent-style-name="Content_20_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Gliederung_20_9" style:display-name="Content ~LT~Gliederung 9" style:family="paragraph" style:parent-style-name="Content_20_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_7e_LT_7e_Titel" style:display-name="Content 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_7e_LT_7e_Untertitel" style:display-name="Content 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_7e_LT_7e_Notizen" style:display-name="Content 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_7e_LT_7e_Hintergrundobjekte" style:display-name="Content 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_7e_LT_7e_Hintergrund" style:display-name="Content 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ample_20_Article_7e_LT_7e_Gliederung_20_1" style:display-name="Sample Article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ample_20_Article_7e_LT_7e_Gliederung_20_2" style:display-name="Sample Article~LT~Gliederung 2" style:family="paragraph" style:parent-style-name="Sample_20_Article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ample_20_Article_7e_LT_7e_Gliederung_20_3" style:display-name="Sample Article~LT~Gliederung 3" style:family="paragraph" style:parent-style-name="Sample_20_Article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ample_20_Article_7e_LT_7e_Gliederung_20_4" style:display-name="Sample Article~LT~Gliederung 4" style:family="paragraph" style:parent-style-name="Sample_20_Article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5" style:display-name="Sample Article~LT~Gliederung 5" style:family="paragraph" style:parent-style-name="Sample_20_Article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6" style:display-name="Sample Article~LT~Gliederung 6" style:family="paragraph" style:parent-style-name="Sample_20_Article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7" style:display-name="Sample Article~LT~Gliederung 7" style:family="paragraph" style:parent-style-name="Sample_20_Article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8" style:display-name="Sample Article~LT~Gliederung 8" style:family="paragraph" style:parent-style-name="Sample_20_Article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Gliederung_20_9" style:display-name="Sample Article~LT~Gliederung 9" style:family="paragraph" style:parent-style-name="Sample_20_Article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ample_20_Article_7e_LT_7e_Titel" style:display-name="Sample Article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ample_20_Article_7e_LT_7e_Untertitel" style:display-name="Sample Article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ample_20_Article_7e_LT_7e_Notizen" style:display-name="Sample Article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ample_20_Article_7e_LT_7e_Hintergrundobjekte" style:display-name="Sample Article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ample_20_Article_7e_LT_7e_Hintergrund" style:display-name="Sample Article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2_7e_LT_7e_Gliederung_20_1" style:display-name="Topic Title 2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2_7e_LT_7e_Gliederung_20_2" style:display-name="Topic Title 2~LT~Gliederung 2" style:family="paragraph" style:parent-style-name="Topic_20_Title_20_2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opic_20_Title_20_2_7e_LT_7e_Gliederung_20_3" style:display-name="Topic Title 2~LT~Gliederung 3" style:family="paragraph" style:parent-style-name="Topic_20_Title_20_2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opic_20_Title_20_2_7e_LT_7e_Gliederung_20_4" style:display-name="Topic Title 2~LT~Gliederung 4" style:family="paragraph" style:parent-style-name="Topic_20_Title_20_2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5" style:display-name="Topic Title 2~LT~Gliederung 5" style:family="paragraph" style:parent-style-name="Topic_20_Title_20_2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6" style:display-name="Topic Title 2~LT~Gliederung 6" style:family="paragraph" style:parent-style-name="Topic_20_Title_20_2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7" style:display-name="Topic Title 2~LT~Gliederung 7" style:family="paragraph" style:parent-style-name="Topic_20_Title_20_2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8" style:display-name="Topic Title 2~LT~Gliederung 8" style:family="paragraph" style:parent-style-name="Topic_20_Title_20_2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Gliederung_20_9" style:display-name="Topic Title 2~LT~Gliederung 9" style:family="paragraph" style:parent-style-name="Topic_20_Title_20_2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2_7e_LT_7e_Titel" style:display-name="Topic Title 2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2_7e_LT_7e_Untertitel" style:display-name="Topic Title 2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2_7e_LT_7e_Notizen" style:display-name="Topic Title 2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2_7e_LT_7e_Hintergrundobjekte" style:display-name="Topic Title 2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2_7e_LT_7e_Hintergrund" style:display-name="Topic Title 2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7e_LT_7e_Gliederung_20_1" style:display-name="Insert Picture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7e_LT_7e_Gliederung_20_2" style:display-name="Insert Picture~LT~Gliederung 2" style:family="paragraph" style:parent-style-name="Insert_20_Picture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7e_LT_7e_Gliederung_20_3" style:display-name="Insert Picture~LT~Gliederung 3" style:family="paragraph" style:parent-style-name="Insert_20_Picture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7e_LT_7e_Gliederung_20_4" style:display-name="Insert Picture~LT~Gliederung 4" style:family="paragraph" style:parent-style-name="Insert_20_Picture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5" style:display-name="Insert Picture~LT~Gliederung 5" style:family="paragraph" style:parent-style-name="Insert_20_Picture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6" style:display-name="Insert Picture~LT~Gliederung 6" style:family="paragraph" style:parent-style-name="Insert_20_Picture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7" style:display-name="Insert Picture~LT~Gliederung 7" style:family="paragraph" style:parent-style-name="Insert_20_Picture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8" style:display-name="Insert Picture~LT~Gliederung 8" style:family="paragraph" style:parent-style-name="Insert_20_Picture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Gliederung_20_9" style:display-name="Insert Picture~LT~Gliederung 9" style:family="paragraph" style:parent-style-name="Insert_20_Picture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7e_LT_7e_Titel" style:display-name="Insert Picture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7e_LT_7e_Untertitel" style:display-name="Insert Picture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7e_LT_7e_Notizen" style:display-name="Insert Picture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7e_LT_7e_Hintergrundobjekte" style:display-name="Insert Picture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7e_LT_7e_Hintergrund" style:display-name="Insert Picture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7e_LT_7e_Gliederung_20_1" style:display-name="Insert Picture 1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7e_LT_7e_Gliederung_20_2" style:display-name="Insert Picture 1~LT~Gliederung 2" style:family="paragraph" style:parent-style-name="Insert_20_Picture_20_1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20_1_7e_LT_7e_Gliederung_20_3" style:display-name="Insert Picture 1~LT~Gliederung 3" style:family="paragraph" style:parent-style-name="Insert_20_Picture_20_1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20_1_7e_LT_7e_Gliederung_20_4" style:display-name="Insert Picture 1~LT~Gliederung 4" style:family="paragraph" style:parent-style-name="Insert_20_Picture_20_1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5" style:display-name="Insert Picture 1~LT~Gliederung 5" style:family="paragraph" style:parent-style-name="Insert_20_Picture_20_1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6" style:display-name="Insert Picture 1~LT~Gliederung 6" style:family="paragraph" style:parent-style-name="Insert_20_Picture_20_1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7" style:display-name="Insert Picture 1~LT~Gliederung 7" style:family="paragraph" style:parent-style-name="Insert_20_Picture_20_1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8" style:display-name="Insert Picture 1~LT~Gliederung 8" style:family="paragraph" style:parent-style-name="Insert_20_Picture_20_1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Gliederung_20_9" style:display-name="Insert Picture 1~LT~Gliederung 9" style:family="paragraph" style:parent-style-name="Insert_20_Picture_20_1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7e_LT_7e_Titel" style:display-name="Insert Picture 1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7e_LT_7e_Untertitel" style:display-name="Insert Picture 1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7e_LT_7e_Notizen" style:display-name="Insert Picture 1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7e_LT_7e_Hintergrundobjekte" style:display-name="Insert Picture 1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7e_LT_7e_Hintergrund" style:display-name="Insert Picture 1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_20_Content_7e_LT_7e_Gliederung_20_1" style:display-name="List Content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List_20_Content_7e_LT_7e_Gliederung_20_2" style:display-name="List Content~LT~Gliederung 2" style:family="paragraph" style:parent-style-name="List_20_Content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ist_20_Content_7e_LT_7e_Gliederung_20_3" style:display-name="List Content~LT~Gliederung 3" style:family="paragraph" style:parent-style-name="List_20_Content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ist_20_Content_7e_LT_7e_Gliederung_20_4" style:display-name="List Content~LT~Gliederung 4" style:family="paragraph" style:parent-style-name="List_20_Content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5" style:display-name="List Content~LT~Gliederung 5" style:family="paragraph" style:parent-style-name="List_20_Content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6" style:display-name="List Content~LT~Gliederung 6" style:family="paragraph" style:parent-style-name="List_20_Content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7" style:display-name="List Content~LT~Gliederung 7" style:family="paragraph" style:parent-style-name="List_20_Content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8" style:display-name="List Content~LT~Gliederung 8" style:family="paragraph" style:parent-style-name="List_20_Content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Gliederung_20_9" style:display-name="List Content~LT~Gliederung 9" style:family="paragraph" style:parent-style-name="List_20_Content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_7e_LT_7e_Titel" style:display-name="List Content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List_20_Content_7e_LT_7e_Untertitel" style:display-name="List Content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List_20_Content_7e_LT_7e_Notizen" style:display-name="List Content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List_20_Content_7e_LT_7e_Hintergrundobjekte" style:display-name="List Content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_20_Content_7e_LT_7e_Hintergrund" style:display-name="List Content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3_7e_LT_7e_Gliederung_20_1" style:display-name="Topic title 3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3_7e_LT_7e_Gliederung_20_2" style:display-name="Topic title 3~LT~Gliederung 2" style:family="paragraph" style:parent-style-name="Topic_20_title_20_3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opic_20_title_20_3_7e_LT_7e_Gliederung_20_3" style:display-name="Topic title 3~LT~Gliederung 3" style:family="paragraph" style:parent-style-name="Topic_20_title_20_3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opic_20_title_20_3_7e_LT_7e_Gliederung_20_4" style:display-name="Topic title 3~LT~Gliederung 4" style:family="paragraph" style:parent-style-name="Topic_20_title_20_3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5" style:display-name="Topic title 3~LT~Gliederung 5" style:family="paragraph" style:parent-style-name="Topic_20_title_20_3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6" style:display-name="Topic title 3~LT~Gliederung 6" style:family="paragraph" style:parent-style-name="Topic_20_title_20_3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7" style:display-name="Topic title 3~LT~Gliederung 7" style:family="paragraph" style:parent-style-name="Topic_20_title_20_3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8" style:display-name="Topic title 3~LT~Gliederung 8" style:family="paragraph" style:parent-style-name="Topic_20_title_20_3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Gliederung_20_9" style:display-name="Topic title 3~LT~Gliederung 9" style:family="paragraph" style:parent-style-name="Topic_20_title_20_3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pic_20_title_20_3_7e_LT_7e_Titel" style:display-name="Topic title 3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3_7e_LT_7e_Untertitel" style:display-name="Topic title 3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3_7e_LT_7e_Notizen" style:display-name="Topic title 3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opic_20_title_20_3_7e_LT_7e_Hintergrundobjekte" style:display-name="Topic title 3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opic_20_title_20_3_7e_LT_7e_Hintergrund" style:display-name="Topic title 3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eetings_7e_LT_7e_Gliederung_20_1" style:display-name="Greetings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etings_7e_LT_7e_Gliederung_20_2" style:display-name="Greetings~LT~Gliederung 2" style:family="paragraph" style:parent-style-name="Greetings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reetings_7e_LT_7e_Gliederung_20_3" style:display-name="Greetings~LT~Gliederung 3" style:family="paragraph" style:parent-style-name="Greetings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reetings_7e_LT_7e_Gliederung_20_4" style:display-name="Greetings~LT~Gliederung 4" style:family="paragraph" style:parent-style-name="Greetings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5" style:display-name="Greetings~LT~Gliederung 5" style:family="paragraph" style:parent-style-name="Greetings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6" style:display-name="Greetings~LT~Gliederung 6" style:family="paragraph" style:parent-style-name="Greetings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7" style:display-name="Greetings~LT~Gliederung 7" style:family="paragraph" style:parent-style-name="Greetings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8" style:display-name="Greetings~LT~Gliederung 8" style:family="paragraph" style:parent-style-name="Greetings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Gliederung_20_9" style:display-name="Greetings~LT~Gliederung 9" style:family="paragraph" style:parent-style-name="Greetings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etings_7e_LT_7e_Titel" style:display-name="Greetings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etings_7e_LT_7e_Untertitel" style:display-name="Greetings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etings_7e_LT_7e_Notizen" style:display-name="Greetings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etings_7e_LT_7e_Hintergrundobjekte" style:display-name="Greetings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eetings_7e_LT_7e_Hintergrund" style:display-name="Greetings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cus3_7e_LT_7e_Gliederung_20_1" style:display-name="Focus3~LT~Gliederung 1" style:family="paragraph">
      <style:paragraph-properties fo:margin-top="0in" fo:margin-bottom="0.1472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3_7e_LT_7e_Gliederung_20_2" style:display-name="Focus3~LT~Gliederung 2" style:family="paragraph" style:parent-style-name="Focus3_7e_LT_7e_Gliederung_20_1">
      <style:paragraph-properties fo:margin-top="0in" fo:margin-bottom="0.1181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Focus3_7e_LT_7e_Gliederung_20_3" style:display-name="Focus3~LT~Gliederung 3" style:family="paragraph" style:parent-style-name="Focus3_7e_LT_7e_Gliederung_20_2">
      <style:paragraph-properties fo:margin-top="0in" fo:margin-bottom="0.0882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cus3_7e_LT_7e_Gliederung_20_4" style:display-name="Focus3~LT~Gliederung 4" style:family="paragraph" style:parent-style-name="Focus3_7e_LT_7e_Gliederung_20_3">
      <style:paragraph-properties fo:margin-top="0in" fo:margin-bottom="0.0591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5" style:display-name="Focus3~LT~Gliederung 5" style:family="paragraph" style:parent-style-name="Focus3_7e_LT_7e_Gliederung_20_4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6" style:display-name="Focus3~LT~Gliederung 6" style:family="paragraph" style:parent-style-name="Focus3_7e_LT_7e_Gliederung_20_5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7" style:display-name="Focus3~LT~Gliederung 7" style:family="paragraph" style:parent-style-name="Focus3_7e_LT_7e_Gliederung_20_6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8" style:display-name="Focus3~LT~Gliederung 8" style:family="paragraph" style:parent-style-name="Focus3_7e_LT_7e_Gliederung_20_7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Gliederung_20_9" style:display-name="Focus3~LT~Gliederung 9" style:family="paragraph" style:parent-style-name="Focus3_7e_LT_7e_Gliederung_20_8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3_7e_LT_7e_Titel" style:display-name="Focus3~LT~Titel" style:family="paragraph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3_7e_LT_7e_Untertitel" style:display-name="Focus3~LT~Untertitel" style:family="paragraph">
      <style:paragraph-properties fo:text-align="center" style:justify-single-word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3_7e_LT_7e_Notizen" style:display-name="Focus3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3_7e_LT_7e_Hintergrundobjekte" style:display-name="Focus3~LT~Hintergrundobjekte" style:family="paragraph">
      <style:text-properties fo:color="#dddddd" loext:opacity="100%" style:font-name="DejaVu Sans" fo:font-family="'DejaVu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Focus3_7e_LT_7e_Hintergrund" style:display-name="Focus3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5f__7e_LT_7e_Gliederung_20_1" style:display-name="Insert Picture 1_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7e_LT_7e_Gliederung_20_2" style:display-name="Insert Picture 1_~LT~Gliederung 2" style:family="paragraph" style:parent-style-name="Insert_20_Picture_20_1_5f_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20_1_5f__7e_LT_7e_Gliederung_20_3" style:display-name="Insert Picture 1_~LT~Gliederung 3" style:family="paragraph" style:parent-style-name="Insert_20_Picture_20_1_5f_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20_1_5f__7e_LT_7e_Gliederung_20_4" style:display-name="Insert Picture 1_~LT~Gliederung 4" style:family="paragraph" style:parent-style-name="Insert_20_Picture_20_1_5f_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5" style:display-name="Insert Picture 1_~LT~Gliederung 5" style:family="paragraph" style:parent-style-name="Insert_20_Picture_20_1_5f_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6" style:display-name="Insert Picture 1_~LT~Gliederung 6" style:family="paragraph" style:parent-style-name="Insert_20_Picture_20_1_5f_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7" style:display-name="Insert Picture 1_~LT~Gliederung 7" style:family="paragraph" style:parent-style-name="Insert_20_Picture_20_1_5f_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8" style:display-name="Insert Picture 1_~LT~Gliederung 8" style:family="paragraph" style:parent-style-name="Insert_20_Picture_20_1_5f_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Gliederung_20_9" style:display-name="Insert Picture 1_~LT~Gliederung 9" style:family="paragraph" style:parent-style-name="Insert_20_Picture_20_1_5f_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7e_LT_7e_Titel" style:display-name="Insert Picture 1_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7e_LT_7e_Untertitel" style:display-name="Insert Picture 1_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7e_LT_7e_Notizen" style:display-name="Insert Picture 1_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7e_LT_7e_Hintergrundobjekte" style:display-name="Insert Picture 1_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5f__7e_LT_7e_Hintergrund" style:display-name="Insert Picture 1_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cus2_7e_LT_7e_Gliederung_20_1" style:display-name="Focus2~LT~Gliederung 1" style:family="paragraph">
      <style:paragraph-properties fo:margin-top="0in" fo:margin-bottom="0.1472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2_7e_LT_7e_Gliederung_20_2" style:display-name="Focus2~LT~Gliederung 2" style:family="paragraph" style:parent-style-name="Focus2_7e_LT_7e_Gliederung_20_1">
      <style:paragraph-properties fo:margin-top="0in" fo:margin-bottom="0.1181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cus2_7e_LT_7e_Gliederung_20_3" style:display-name="Focus2~LT~Gliederung 3" style:family="paragraph" style:parent-style-name="Focus2_7e_LT_7e_Gliederung_20_2">
      <style:paragraph-properties fo:margin-top="0in" fo:margin-bottom="0.0882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Focus2_7e_LT_7e_Gliederung_20_4" style:display-name="Focus2~LT~Gliederung 4" style:family="paragraph" style:parent-style-name="Focus2_7e_LT_7e_Gliederung_20_3">
      <style:paragraph-properties fo:margin-top="0in" fo:margin-bottom="0.0591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Focus2_7e_LT_7e_Gliederung_20_5" style:display-name="Focus2~LT~Gliederung 5" style:family="paragraph" style:parent-style-name="Focus2_7e_LT_7e_Gliederung_20_4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Gliederung_20_6" style:display-name="Focus2~LT~Gliederung 6" style:family="paragraph" style:parent-style-name="Focus2_7e_LT_7e_Gliederung_20_5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Gliederung_20_7" style:display-name="Focus2~LT~Gliederung 7" style:family="paragraph" style:parent-style-name="Focus2_7e_LT_7e_Gliederung_20_6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Gliederung_20_8" style:display-name="Focus2~LT~Gliederung 8" style:family="paragraph" style:parent-style-name="Focus2_7e_LT_7e_Gliederung_20_7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Gliederung_20_9" style:display-name="Focus2~LT~Gliederung 9" style:family="paragraph" style:parent-style-name="Focus2_7e_LT_7e_Gliederung_20_8">
      <style:paragraph-properties fo:margin-top="0in" fo:margin-bottom="0.0299in" style:contextual-spacing="false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Focus2_7e_LT_7e_Titel" style:display-name="Focus2~LT~Titel" style:family="paragraph">
      <style:paragraph-properties fo:text-align="center" style:justify-single-word="false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2_7e_LT_7e_Untertitel" style:display-name="Focus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2_7e_LT_7e_Notizen" style:display-name="Focus2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Focus2_7e_LT_7e_Hintergrundobjekte" style:display-name="Focus2~LT~Hintergrundobjekte" style:family="paragraph">
      <style:text-properties fo:color="#dddddd" loext:opacity="100%" style:font-name="Liberation Sans" fo:font-family="'Liberatio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Focus2_7e_LT_7e_Hintergrund" style:display-name="Focus2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5f__5f__7e_LT_7e_Gliederung_20_1" style:display-name="Insert Picture 1__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5f__7e_LT_7e_Gliederung_20_2" style:display-name="Insert Picture 1__~LT~Gliederung 2" style:family="paragraph" style:parent-style-name="Insert_20_Picture_20_1_5f__5f_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20_1_5f__5f__7e_LT_7e_Gliederung_20_3" style:display-name="Insert Picture 1__~LT~Gliederung 3" style:family="paragraph" style:parent-style-name="Insert_20_Picture_20_1_5f__5f_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20_1_5f__5f__7e_LT_7e_Gliederung_20_4" style:display-name="Insert Picture 1__~LT~Gliederung 4" style:family="paragraph" style:parent-style-name="Insert_20_Picture_20_1_5f__5f_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5" style:display-name="Insert Picture 1__~LT~Gliederung 5" style:family="paragraph" style:parent-style-name="Insert_20_Picture_20_1_5f__5f_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6" style:display-name="Insert Picture 1__~LT~Gliederung 6" style:family="paragraph" style:parent-style-name="Insert_20_Picture_20_1_5f__5f_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7" style:display-name="Insert Picture 1__~LT~Gliederung 7" style:family="paragraph" style:parent-style-name="Insert_20_Picture_20_1_5f__5f_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8" style:display-name="Insert Picture 1__~LT~Gliederung 8" style:family="paragraph" style:parent-style-name="Insert_20_Picture_20_1_5f__5f_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Gliederung_20_9" style:display-name="Insert Picture 1__~LT~Gliederung 9" style:family="paragraph" style:parent-style-name="Insert_20_Picture_20_1_5f__5f_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20_1_5f__5f__7e_LT_7e_Titel" style:display-name="Insert Picture 1__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5f__7e_LT_7e_Untertitel" style:display-name="Insert Picture 1__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5f__7e_LT_7e_Notizen" style:display-name="Insert Picture 1__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20_1_5f__5f__7e_LT_7e_Hintergrundobjekte" style:display-name="Insert Picture 1__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20_1_5f__5f__7e_LT_7e_Hintergrund" style:display-name="Insert Picture 1__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5f__7e_LT_7e_Gliederung_20_1" style:display-name="Insert Picture_~LT~Gliederung 1" style:family="paragraph">
      <style:paragraph-properties fo:margin-top="0.196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5f__7e_LT_7e_Gliederung_20_2" style:display-name="Insert Picture_~LT~Gliederung 2" style:family="paragraph" style:parent-style-name="Insert_20_Picture_5f__7e_LT_7e_Gliederung_20_1">
      <style:paragraph-properties fo:margin-top="0.1575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sert_20_Picture_5f__7e_LT_7e_Gliederung_20_3" style:display-name="Insert Picture_~LT~Gliederung 3" style:family="paragraph" style:parent-style-name="Insert_20_Picture_5f__7e_LT_7e_Gliederung_20_2">
      <style:paragraph-properties fo:margin-top="0.1181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sert_20_Picture_5f__7e_LT_7e_Gliederung_20_4" style:display-name="Insert Picture_~LT~Gliederung 4" style:family="paragraph" style:parent-style-name="Insert_20_Picture_5f__7e_LT_7e_Gliederung_20_3">
      <style:paragraph-properties fo:margin-top="0.0783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5" style:display-name="Insert Picture_~LT~Gliederung 5" style:family="paragraph" style:parent-style-name="Insert_20_Picture_5f__7e_LT_7e_Gliederung_20_4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6" style:display-name="Insert Picture_~LT~Gliederung 6" style:family="paragraph" style:parent-style-name="Insert_20_Picture_5f__7e_LT_7e_Gliederung_20_5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7" style:display-name="Insert Picture_~LT~Gliederung 7" style:family="paragraph" style:parent-style-name="Insert_20_Picture_5f__7e_LT_7e_Gliederung_20_6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8" style:display-name="Insert Picture_~LT~Gliederung 8" style:family="paragraph" style:parent-style-name="Insert_20_Picture_5f__7e_LT_7e_Gliederung_20_7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Gliederung_20_9" style:display-name="Insert Picture_~LT~Gliederung 9" style:family="paragraph" style:parent-style-name="Insert_20_Picture_5f__7e_LT_7e_Gliederung_20_8">
      <style:paragraph-properties fo:margin-top="0.0398in" fo:margin-bottom="0in" style:contextual-spacing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ert_20_Picture_5f__7e_LT_7e_Titel" style:display-name="Insert Picture_~LT~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5f__7e_LT_7e_Untertitel" style:display-name="Insert Picture_~LT~Untertitel" style:family="paragraph">
      <style:paragraph-properties fo:text-align="center" style:justify-single-word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5f__7e_LT_7e_Notizen" style:display-name="Insert Picture_~LT~Notizen" style:family="paragraph">
      <style:paragraph-properties fo:margin-left="0.2362in" fo:text-indent="-0.2362in" style:auto-text-indent="fals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sert_20_Picture_5f__7e_LT_7e_Hintergrundobjekte" style:display-name="Insert Picture_~LT~Hintergrundobjekte" style:family="paragraph">
      <style:paragraph-properties style:writing-mode="lr-tb"/>
      <style:text-properties style:font-name="Noto Sans" fo:font-family="'Noto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sert_20_Picture_5f__7e_LT_7e_Hintergrund" style:display-name="Insert Picture_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7:45:40.106222650</meta:creation-date>
    <dc:date>2025-03-13T17:53:44.266567662</dc:date>
    <meta:editing-duration>PT8M1S</meta:editing-duration>
    <meta:editing-cycles>12</meta:editing-cycles>
    <meta:generator>LibreOffice/24.2.7.2$Linux_X86_64 LibreOffice_project/420$Build-2</meta:generator>
    <meta:print-date>2025-03-13T17:52:52.110998154</meta:print-date>
    <meta:printed-by>PDF files</meta:printed-by>
    <meta:document-statistic meta:table-count="0" meta:image-count="0" meta:object-count="0" meta:page-count="1" meta:paragraph-count="17" meta:word-count="198" meta:character-count="1057" meta:non-whitespace-character-count="887"/>
  </office:meta>
</office:document-meta>
</file>